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535in" style:rel-column-width="17541*"/>
    </style:style>
    <style:style style:name="Table2.B" style:family="table-column">
      <style:table-column-properties style:column-width="5.0715in" style:rel-column-width="47994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="none"/>
    </style:style>
    <style:style style:name="P1" style:family="paragraph" style:parent-style-name="Heading_20_2">
      <style:text-properties officeooo:rsid="0004d77a" officeooo:paragraph-rsid="0004d77a"/>
    </style:style>
    <style:style style:name="P2" style:family="paragraph" style:parent-style-name="Standard">
      <style:text-properties officeooo:rsid="0004d77a" officeooo:paragraph-rsid="00079b29"/>
    </style:style>
    <style:style style:name="P3" style:family="paragraph" style:parent-style-name="Heading_20_2">
      <style:text-properties officeooo:paragraph-rsid="0004d77a"/>
    </style:style>
    <style:style style:name="P4" style:family="paragraph" style:parent-style-name="Heading_20_2">
      <style:text-properties officeooo:paragraph-rsid="000659bd"/>
    </style:style>
    <style:style style:name="P5" style:family="paragraph" style:parent-style-name="Text_20_body">
      <style:text-properties officeooo:paragraph-rsid="000659bd"/>
    </style:style>
    <style:style style:name="P6" style:family="paragraph" style:parent-style-name="Text_20_body">
      <style:text-properties officeooo:rsid="0006b408" officeooo:paragraph-rsid="0006b408"/>
    </style:style>
    <style:style style:name="P7" style:family="paragraph" style:parent-style-name="Standard">
      <style:text-properties officeooo:paragraph-rsid="00079b29"/>
    </style:style>
    <style:style style:name="P8" style:family="paragraph" style:parent-style-name="Heading_20_1">
      <style:text-properties officeooo:paragraph-rsid="00092334"/>
    </style:style>
    <style:style style:name="P9" style:family="paragraph" style:parent-style-name="Heading_20_2">
      <style:text-properties officeooo:rsid="000bf001" officeooo:paragraph-rsid="000bf001"/>
    </style:style>
    <style:style style:name="P10" style:family="paragraph" style:parent-style-name="List" style:list-style-name="L2"/>
    <style:style style:name="P11" style:family="paragraph" style:parent-style-name="List" style:list-style-name="L3"/>
    <style:style style:name="P12" style:family="paragraph" style:parent-style-name="List" style:list-style-name="L4"/>
    <style:style style:name="P13" style:family="paragraph" style:parent-style-name="List" style:list-style-name="L1">
      <style:text-properties officeooo:paragraph-rsid="00069737"/>
    </style:style>
    <style:style style:name="P14" style:family="paragraph" style:parent-style-name="List" style:list-style-name="L1">
      <style:text-properties officeooo:rsid="0006b408" officeooo:paragraph-rsid="0006b408"/>
    </style:style>
    <style:style style:name="P15" style:family="paragraph" style:parent-style-name="List" style:list-style-name="L1">
      <style:text-properties officeooo:rsid="00069737" officeooo:paragraph-rsid="00069737"/>
    </style:style>
    <style:style style:name="P16" style:family="paragraph" style:parent-style-name="List" style:list-style-name="L5"/>
    <style:style style:name="P17" style:family="paragraph" style:parent-style-name="List" style:list-style-name="L5">
      <style:text-properties officeooo:rsid="000bf001" officeooo:paragraph-rsid="000bf001"/>
    </style:style>
    <style:style style:name="P18" style:family="paragraph" style:parent-style-name="List" style:list-style-name="L5">
      <style:text-properties officeooo:rsid="000cc4fe" officeooo:paragraph-rsid="000cc4fe"/>
    </style:style>
    <style:style style:name="P19" style:family="paragraph" style:parent-style-name="Text_20_body">
      <style:text-properties officeooo:rsid="0004d77a" officeooo:paragraph-rsid="00079b29"/>
    </style:style>
    <style:style style:name="P20" style:family="paragraph" style:parent-style-name="Text_20_body">
      <style:text-properties officeooo:rsid="000bf001" officeooo:paragraph-rsid="000bf001"/>
    </style:style>
    <style:style style:name="T1" style:family="text">
      <style:text-properties officeooo:rsid="0004d77a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4d77a" style:font-name-asian="Liberation Serif" style:font-name-complex="Liberation Serif"/>
    </style:style>
    <style:style style:name="T4" style:family="text">
      <style:text-properties style:font-name="Liberation Serif" officeooo:rsid="000659bd" style:font-name-asian="Liberation Serif" style:font-name-complex="Liberation Serif"/>
    </style:style>
    <style:style style:name="T5" style:family="text">
      <style:text-properties style:font-name="Liberation Serif" officeooo:rsid="000bf001" style:font-name-asian="Liberation Serif" style:font-name-complex="Liberation Serif"/>
    </style:style>
    <style:style style:name="T6" style:family="text">
      <style:text-properties officeooo:rsid="00069737"/>
    </style:style>
    <style:style style:name="T7" style:family="text">
      <style:text-properties officeooo:rsid="000cc4fe"/>
    </style:style>
    <style:style style:name="T8" style:family="text">
      <style:text-properties officeooo:rsid="000e415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Jason R. Jon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a xlink:type="simple" xlink:href="mailto:jjones6@moog.com" text:style-name="Internet_20_link" text:visited-style-name="Visited_20_Internet_20_Link"><text:span text:style-name="T1">jjones6@moog.com</text:span></text:a></text:p>
            <text:p text:style-name="P2">(276) 233-8768</text:p>
          </table:table-cell>
          <table:table-cell table:style-name="Table2.A1" office:value-type="string">
            <text:p text:style-name="P19">Experienced and driven leader, <text:s/>ready to drive change from a position of experience and with a willingness to <text:span text:style-name="T8">embrace risk</text:span>.</text:p>
          </table:table-cell>
        </table:table-row>
      </table:table>
      <text:h text:style-name="Heading_20_1" text:outline-level="1">Employment History</text:h>
      <text:h text:style-name="P9" text:outline-level="2">Operations Engineering Manager <text:span text:style-name="T3">• Moog, Inc • </text:span><text:span text:style-name="T2">August</text:span><text:span text:style-name="T3"> </text:span><text:span text:style-name="T2">2023</text:span><text:span text:style-name="T3"> – Present</text:span></text:h>
      <text:p text:style-name="P20"><text:span text:style-name="T3">R</text:span><text:span text:style-name="T2">esponsible for accomplishing strategic production goals through planning, resource alignment, and development of internal technical resources. <text:s/>I have been able to re-align the group along the value streams while also re-engaging low-performing resources.</text:span></text:p>
      <text:list xml:id="list3582230979" text:style-name="L5">
        <text:list-item>
          <text:p text:style-name="P16">Training and <text:span text:style-name="T7">level-up of </text:span>individuals and groups</text:p>
        </text:list-item>
        <text:list-item>
          <text:p text:style-name="P17">Address day-to-day production urgencies</text:p>
        </text:list-item>
        <text:list-item>
          <text:p text:style-name="P17">Re-align test engineering resources to <text:span text:style-name="T7">highest potential opportunities</text:span></text:p>
        </text:list-item>
        <text:list-item>
          <text:p text:style-name="P17">Implement data-driven activities</text:p>
        </text:list-item>
        <text:list-item>
          <text:p text:style-name="P17">Increase visibility into day-to-day operation</text:p>
        </text:list-item>
        <text:list-item>
          <text:p text:style-name="P17">Forge tighter relationships between manufacturing engineering and production</text:p>
        </text:list-item>
        <text:list-item>
          <text:p text:style-name="P18">Forger tighter relationships between Moog and key customers</text:p>
        </text:list-item>
        <text:list-item>
          <text:p text:style-name="P18">Advise and assist site management as-needed regarding quality, data, history, and processes</text:p>
        </text:list-item>
      </text:list>
      <text:h text:style-name="P1" text:outline-level="2">Continuous Improvement Lead <text:span text:style-name="T2">• Moog, Inc • June 2022 – </text:span><text:span text:style-name="T5">July 2023</text:span></text:h>
      <text:p text:style-name="Text_20_body">Responsible for identifying and implementing improvements and change throughout the organization using formal and informal means with little supervision or guidance. In this role, I have been able to distinguish myself as a capable leader with vision in the organization from the conference room to the production floor.</text:p>
      <text:list text:style-name="L2">
        <text:list-item>
          <text:p text:style-name="P10">Identify opportunities for improvement</text:p>
        </text:list-item>
        <text:list-item>
          <text:p text:style-name="P10">Prioritize opportunities by effort vs impact</text:p>
        </text:list-item>
        <text:list-item>
          <text:p text:style-name="P10">Write &amp; deploy automated test</text:p>
        </text:list-item>
        <text:list-item>
          <text:p text:style-name="P10">Production tool design</text:p>
        </text:list-item>
        <text:list-item>
          <text:p text:style-name="P10">Linearize/flow production line for scaling</text:p>
        </text:list-item>
        <text:list-item>
          <text:p text:style-name="P10">Identify &amp; implement equipment purchase, from the mundane to capital</text:p>
        </text:list-item>
        <text:list-item>
          <text:p text:style-name="P10">Write custom user-facing software for tracking facility maintenance</text:p>
        </text:list-item>
        <text:list-item>
          <text:p text:style-name="P10">Educate and mentor other members of the organization, formally and informally</text:p>
        </text:list-item>
        <text:list-item>
          <text:p text:style-name="P10">Documentation at all levels</text:p>
        </text:list-item>
        <text:list-item>
          <text:p text:style-name="P10">Statistical analysis and modeling</text:p>
        </text:list-item>
      </text:list>
      <text:h text:style-name="P3" text:outline-level="2">Engineering Manager<text:span text:style-name="T1"> </text:span><text:span text:style-name="T3">• Moog, Inc. <text:s/>• Oct 2020 – June 2022</text:span></text:h>
      <text:p text:style-name="Text_20_body">Responsible for technical leadership and management of engineering department.</text:p>
      <text:list text:style-name="L3">
        <text:list-item>
          <text:p text:style-name="P11">Modernize documentation processes throughout the facility</text:p>
        </text:list-item>
        <text:list-item>
          <text:p text:style-name="P11">Implement more formal design processes</text:p>
        </text:list-item>
        <text:list-item>
          <text:p text:style-name="P11">Plan and coordinate strategic department goals (i.e. training, process)</text:p>
        </text:list-item>
        <text:list-item>
          <text:p text:style-name="P11"><text:soft-page-break/>Primary engineering contact for customers, internally</text:p>
        </text:list-item>
        <text:list-item>
          <text:p text:style-name="P11">Advise various on-site departments with regard to data management, analytics</text:p>
        </text:list-item>
        <text:list-item>
          <text:p text:style-name="P11">Unify site manufacturing data formats to enable statistical process control</text:p>
        </text:list-item>
        <text:list-item>
          <text:p text:style-name="P11">Create and distribute tools for statistical process control</text:p>
        </text:list-item>
      </text:list>
      <text:h text:style-name="P3" text:outline-level="2">Electrical Engineering Manager <text:span text:style-name="T3">• Moog, Inc • Jan 2019 – Oct 2020</text:span></text:h>
      <text:p text:style-name="Text_20_body">Responsible for technical leadership and management of electrical engineering department.</text:p>
      <text:list text:style-name="L4">
        <text:list-item>
          <text:p text:style-name="P12">Modernize and improve firmware release processes</text:p>
        </text:list-item>
        <text:list-item>
          <text:p text:style-name="P12">Improve productivity of direct reports through exposure to new techniques and technologies</text:p>
        </text:list-item>
        <text:list-item>
          <text:p text:style-name="P12">Advise project managers as to the technical capabilities, workloads, and relative workload of the department</text:p>
        </text:list-item>
        <text:list-item>
          <text:p text:style-name="P12">Improve data visibility and data literacy of the organization by requiring automated testing for throughout the design and deployment cycle</text:p>
        </text:list-item>
        <text:list-item>
          <text:p text:style-name="P12">Develop automated test equipment to replace aging technologies</text:p>
        </text:list-item>
        <text:list-item>
          <text:p text:style-name="P12">Implement informal professional development environment through lunch ‘n learn activities</text:p>
        </text:list-item>
        <text:list-item>
          <text:p text:style-name="P12">Lead by example</text:p>
        </text:list-item>
      </text:list>
      <text:h text:style-name="P4" text:outline-level="2">Electrical and Firmware Design Engineer<text:span text:style-name="T3"> • </text:span><text:span text:style-name="T4">Moog, Inc. </text:span><text:span text:style-name="T3"><text:s/>• </text:span><text:span text:style-name="T4">Dec 2007 – Jan 2019</text:span></text:h>
      <text:p text:style-name="Text_20_body">Responsible for all aspects of electrical design (schematic, layout, and software) for brushless DC and permanent-magnet synchronous motors. Also responsible for documentation of product along with production support.</text:p>
      <text:h text:style-name="P4" text:outline-level="2">Electronics Repair Technician<text:span text:style-name="T3"> • </text:span><text:span text:style-name="T4">Advanced Electronic Services</text:span><text:span text:style-name="T3"> • </text:span><text:span text:style-name="T4">May 2007 – Dec 2007</text:span></text:h>
      <text:p text:style-name="Text_20_body">Component-level diagnosis and repair of uninterruptable power supply board modules with ratings ranging between 2kVA to 800kVA utilizing benchtop troubleshooting equipment, such as oscilloscope, curve tracer, and multimeter.</text:p>
      <text:h text:style-name="P4" text:outline-level="2"><text:span text:style-name="T4">Fire Support Specialist (Artillery)</text:span><text:span text:style-name="T3"> • </text:span><text:span text:style-name="T4">US Army</text:span><text:span text:style-name="T3"> • </text:span><text:span text:style-name="T4">Aug 2000 – Aug 2004</text:span></text:h>
      <text:p text:style-name="P5">Call for, observe, and correct indirect fire from artillery batteries. Advised command-level entities of fire support asset capabilities and availability. Participated in Operation Iraqi Freedom with the 101st Airborne Division. </text:p>
      <text:h text:style-name="Heading_20_1" text:outline-level="1">Skill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ext_20_body">Manufacturing Engineering</text:p>
            <text:list xml:id="list1109615413" text:style-name="L1">
              <text:list-item>
                <text:p text:style-name="P14">Strong documentation practices</text:p>
              </text:list-item>
              <text:list-item>
                <text:p text:style-name="P13">Production <text:span text:style-name="T6">f</text:span>low <text:span text:style-name="T6">&amp; organization</text:span></text:p>
              </text:list-item>
              <text:list-item>
                <text:p text:style-name="P13">5S</text:p>
              </text:list-item>
              <text:list-item>
                <text:p text:style-name="P15">Mentoring &amp; Education</text:p>
              </text:list-item>
              <text:list-item>
                <text:p text:style-name="P14"><text:soft-page-break/>Management of multiple priorities</text:p>
              </text:list-item>
            </text:list>
          </table:table-cell>
          <table:table-cell table:style-name="Table1.A1" office:value-type="string">
            <text:p text:style-name="Text_20_body">Design <text:span text:style-name="T6">&amp; Software</text:span></text:p>
            <text:list xml:id="list74552559378985" text:continue-numbering="true" text:style-name="L1">
              <text:list-item>
                <text:p text:style-name="P13">Mechanical Design, tooling and product – Solidworks</text:p>
              </text:list-item>
              <text:list-item>
                <text:p text:style-name="P15">Test automation</text:p>
              </text:list-item>
              <text:list-item>
                <text:p text:style-name="P15">User Experienced</text:p>
              </text:list-item>
              <text:list-item>
                <text:p text:style-name="P15">Firmware &amp; Software</text:p>
              </text:list-item>
              <text:list-item>
                <text:p text:style-name="P15"><text:soft-page-break/>Python</text:p>
              </text:list-item>
              <text:list-item>
                <text:p text:style-name="P15">Full-stack</text:p>
              </text:list-item>
            </text:list>
          </table:table-cell>
          <table:table-cell table:style-name="Table1.A1" office:value-type="string">
            <text:p text:style-name="Text_20_body">Quality</text:p>
            <text:list xml:id="list74551767978602" text:continue-numbering="true" text:style-name="L1">
              <text:list-item>
                <text:p text:style-name="P13">Statistical process control (SPC)</text:p>
              </text:list-item>
              <text:list-item>
                <text:p text:style-name="P14">Control charts</text:p>
              </text:list-item>
              <text:list-item>
                <text:p text:style-name="P14">Failure analysis</text:p>
              </text:list-item>
              <text:list-item>
                <text:p text:style-name="P14">MRB reduction &amp; tracking</text:p>
              </text:list-item>
            </text:list>
          </table:table-cell>
        </table:table-row>
      </table:table>
      <text:h text:style-name="Heading_20_1" text:outline-level="1">Education</text:h>
      <text:p text:style-name="P6">BS <text:span text:style-name="T3">•</text:span> Electrical Engineering Technology <text:span text:style-name="T3">• </text:span><text:span text:style-name="T2">Old Dominion University </text:span><text:span text:style-name="T3">• </text:span><text:span text:style-name="T2">2005 – 2007</text:span></text:p>
      <text:p text:style-name="P6"><text:span text:style-name="T2">AAS </text:span><text:span text:style-name="T3">• </text:span><text:span text:style-name="T2">Education &amp; Science </text:span><text:span text:style-name="T3">• </text:span><text:span text:style-name="T2">Wytheville Community College </text:span><text:span text:style-name="T3">• </text:span><text:span text:style-name="T2">2004 - 200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/>
      </style:paragraph-properties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 fo:padding="0.0201in" fo:border-left="none" fo:border-right="none" fo:border-top="0.06pt solid #000000" fo:border-bottom="non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in" fo:margin-bottom="0.0799in" style:contextual-spacing="false" style:page-number="auto" fo:padding="0.0201in" fo:border-left="none" fo:border-right="none" fo:border-top="0.06pt solid #cccccc" fo:border-bottom="none">
        <style:tab-stops/>
      </style:paragraph-properties>
      <style:text-properties style:font-name="Liberation Serif1" fo:font-family="'Liberation Serif'" style:font-family-generic="roman" style:font-pitch="variable" fo:font-size="14pt" fo:font-style="italic" fo:font-weight="normal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14:15:02.872000000</meta:creation-date>
    <dc:date>2023-12-06T07:45:51.483000000</dc:date>
    <meta:editing-duration>PT1H3M58S</meta:editing-duration>
    <meta:editing-cycles>9</meta:editing-cycles>
    <meta:generator>LibreOffice/7.5.3.2$Windows_X86_64 LibreOffice_project/9f56dff12ba03b9acd7730a5a481eea045e468f3</meta:generator>
    <meta:document-statistic meta:table-count="2" meta:image-count="0" meta:object-count="0" meta:page-count="3" meta:paragraph-count="73" meta:word-count="658" meta:character-count="4536" meta:non-whitespace-character-count="3984"/>
  </office:meta>
</office:document-meta>
</file>